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Init() scope which is an event that self-deletes itself after its execution.<text:s/></text:p>
      <text:p text:style-name="Standard">-Bind scripts to objects and translate them when asked.</text:p>
      <text:p text:style-name="Standard">-Children of events should look more like functions (which they are).</text:p>
      <text:p text:style-name="Standard">-What about connecting terminal to the executeOperations() and creating personal context for the terminal object?</text:p>
      <text:p text:style-name="Standard">-Create translate function (ex. func translate string eventID) – that takes one string and translate it into event with given id</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Remove directives.</text:p>
      <text:p text:style-name="Standard">-Some instructions don’t work with zero dynamicIDs.</text:p>
      <text:p text:style-name="Standard">-Bind or remove “control” functions (ex.: EveModule::controlText) from entities to “function” instruction.</text:p>
      <text:p text:style-name="Standard">-Move “findContextIn[something]” functions inside entities.</text:p>
      <text:p text:style-name="Standard">-Add “print” instruction.</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 and colo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soft-page-break/>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text:s/><text:soft-page-break/>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soft-page-break/>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27T20:43:00Z</dc:date>
    <meta:template xlink:href="Normal.dotm" xlink:type="simple"/>
    <meta:editing-cycles>618</meta:editing-cycles>
    <meta:editing-duration>PT989940S</meta:editing-duration>
    <meta:document-statistic meta:page-count="6" meta:paragraph-count="24" meta:word-count="1799" meta:character-count="12033" meta:row-count="85" meta:non-whitespace-character-count="10258"/>
  </office:meta>
</office:document-meta>
</file>